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35e6" officeooo:paragraph-rsid="001835e6"/>
    </style:style>
    <style:style style:name="P2" style:family="paragraph" style:parent-style-name="Preformatted_20_Text">
      <style:text-properties officeooo:rsid="0019ec2b" officeooo:paragraph-rsid="0019ec2b"/>
    </style:style>
    <style:style style:name="P3" style:family="paragraph" style:parent-style-name="Preformatted_20_Text">
      <style:text-properties officeooo:rsid="001b60a8" officeooo:paragraph-rsid="001b60a8"/>
    </style:style>
    <style:style style:name="P4" style:family="paragraph" style:parent-style-name="Preformatted_20_Text">
      <style:text-properties officeooo:rsid="001c17c9" officeooo:paragraph-rsid="001c17c9"/>
    </style:style>
    <style:style style:name="P5" style:family="paragraph" style:parent-style-name="Preformatted_20_Text">
      <style:text-properties officeooo:rsid="001dc209" officeooo:paragraph-rsid="001dc209"/>
    </style:style>
    <style:style style:name="P6" style:family="paragraph" style:parent-style-name="Preformatted_20_Text">
      <style:text-properties officeooo:rsid="001f9e45" officeooo:paragraph-rsid="001f9e45"/>
    </style:style>
    <style:style style:name="P7" style:family="paragraph" style:parent-style-name="Preformatted_20_Text">
      <style:text-properties officeooo:rsid="001f9e45" officeooo:paragraph-rsid="0020e42b"/>
    </style:style>
    <style:style style:name="P8" style:family="paragraph" style:parent-style-name="Preformatted_20_Text">
      <style:paragraph-properties fo:break-before="page"/>
      <style:text-properties officeooo:rsid="001c17c9" officeooo:paragraph-rsid="001c17c9"/>
    </style:style>
    <style:style style:name="T1" style:family="text">
      <style:text-properties officeooo:rsid="001835e6"/>
    </style:style>
    <style:style style:name="T2" style:family="text">
      <style:text-properties officeooo:rsid="0018a76a"/>
    </style:style>
    <style:style style:name="T3" style:family="text">
      <style:text-properties officeooo:rsid="001dc209"/>
    </style:style>
    <style:style style:name="T4" style:family="text">
      <style:text-properties officeooo:rsid="001e48e1"/>
    </style:style>
    <style:style style:name="T5" style:family="text">
      <style:text-properties officeooo:rsid="0020e42b"/>
    </style:style>
    <style:style style:name="T6" style:family="text">
      <style:text-properties officeooo:rsid="00245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text:span text:style-name="T6"><text:s text:c="45"/></text:span></text:p>
      <text:p text:style-name="Preformatted_20_Text">- la history non serve che si veda e sia disponibile direttamente dal front-end. Alla fine ci sono pochi contesti in cui davvero possa servire, uno dei quali è debugging</text:p>
      <text:p text:style-name="Preformatted_20_Text">- i18n</text:p>
      <text:p text:style-name="Preformatted_20_Text">- suggerimenti ricerca su “denominazione”. Al caricamento della app viene fatta una chiamata per ottenere solo id e denominazione. Quando si seleziona il suggerimento, viene fatta una chiamata sull'id, rendendo veloce la ricerca (altrimenti tocca fare una ricerca sul testo su tutto…). </text:p>
      <text:p text:style-name="Preformatted_20_Text">- solo scrivere. Una form di testo, io parso il testo. Tipo</text:p>
      <text:p text:style-name="Preformatted_20_Text">fresa integrale d10</text:p>
      <text:p text:style-name="Preformatted_20_Text"/>
      <text:p text:style-name="Preformatted_20_Text">tipo fresa, sottotipo integrale, geometria d10</text:p>
      <text:p text:style-name="Preformatted_20_Text"/>
      <text:p text:style-name="Preformatted_20_Text">- il problema è che il parse deve essere in grado di separare:</text:p>
      <text:p text:style-name="Preformatted_20_Text">tipo macchina: utensile tornio etc</text:p>
      <text:p text:style-name="Preformatted_20_Text">tipo utensile: fresa, inserto, bla</text:p>
      <text:p text:style-name="Preformatted_20_Text">sottotipo(ha senso di esistere adesso?)</text:p>
      <text:p text:style-name="Preformatted_20_Text">oppure che si sta immettendo un codice, o un mix</text:p>
      <text:p text:style-name="Preformatted_20_Text">Il parser è lato client</text:p>
      <text:p text:style-name="Preformatted_20_Text">- I filtri sono lato client</text:p>
      <text:p text:style-name="Preformatted_20_Text">- quindi torniamo al: farsi tornare tutto il db all'inizio?</text:p>
      <text:p text:style-name="Preformatted_20_Text">- serve avere per ogni info una serie di identificatori per il parser. Esempio, in geometria ha senso che il diametro sia riconosciuto come d, diam, da(n)</text:p>
      <text:p text:style-name="Preformatted_20_Text">- serve avere stessa cosa per codice placchette dnmg, trigono, etc…</text:p>
      <text:p text:style-name="Preformatted_20_Text">- I filtri compaiono solo quando è fatta una ricerca?</text:p>
      <text:p text:style-name="Preformatted_20_Text"/>
      <text:p text:style-name="Preformatted_20_Text">- palette:</text:p>
      <text:p text:style-name="Preformatted_20_Text">http://paletton.com/#uid=33x0u0krI-b+tasIQpCe2F+00++</text:p>
      <text:p text:style-name="Preformatted_20_Text">http://paletton.com/#uid=33x0u0krI-b++9XIQpCe2F+00Z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filtri: macchinario, tipo di ut, materiale, testo (ricerca codice), geometria</text:p>
      <text:p text:style-name="Preformatted_20_Text">- query: mac=1,utt=1,mat=1,tx=cane,l=100,sp=0,r=0,d=0,gr=0</text:p>
      <text:p text:style-name="Preformatted_20_Text">- gemetria forse è una serie di parametri prefissati. Lunghezza, raggio, diametro, spessore, gradi</text:p>
      <text:p text:style-name="Preformatted_20_Text"/>
      <text:p text:style-name="Preformatted_20_Text"/>
      <text:p text:style-name="Preformatted_20_Text">- <text:span text:style-name="T1">DA FARE</text:span></text:p>
      <text:p text:style-name="P1">1) gestione errori</text:p>
      <text:p text:style-name="P1">2) ultima operazione per cont<text:span text:style-name="T2">r</text:span>aption, punta a hystori table</text:p>
      <text:p text:style-name="P2">3) hystory la facciamo post launch?</text:p>
      <text:p text:style-name="P3">4) QUANDO CLICCHI sulla text input del search, cancellare quello che c'era prima</text:p>
      <text:p text:style-name="P4">5) </text:p>
      <text:p text:style-name="P4"/>
      <text:p text:style-name="P4">- <text:span text:style-name="T3">COSA FARE ORA!</text:span></text:p>
      <text:p text:style-name="P5">1) Server nodejs express.js con connessione a database prostgress. Il server deve avere una chiamata per costruire facilmente il db, quindi fare una chiamata per questo. <text:span text:style-name="T4">Serve subito fare un file per far partire il server allo start di ubuntu.</text:span></text:p>
      <text:p text:style-name="P5"/>
      <text:p text:style-name="P5"/>
      <text:p text:style-name="P5"/>
      <text:p text:style-name="P5"/>
      <text:p text:style-name="P6">INSTALLAZIONE lato server</text:p>
      <text:p text:style-name="P6">1) node js</text:p>
      <text:p text:style-name="P7"><text:span text:style-name="T5">3) </text:span>postgresql <text:span text:style-name="T5">e pgadmin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12-15T18:30:36.169000000</dc:date>
    <meta:editing-duration>P17DT52M52S</meta:editing-duration>
    <meta:editing-cycles>14</meta:editing-cycles>
    <meta:document-statistic meta:table-count="0" meta:image-count="0" meta:object-count="0" meta:page-count="2" meta:paragraph-count="35" meta:word-count="323" meta:character-count="2101" meta:non-whitespace-character-count="1764"/>
  </office:meta>
</office:document-meta>
</file>